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¸¼Àº °íµñ" svg:font-family="'¸¼Àº °íµñ'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4.579cm"/>
    </style:style>
    <style:style style:name="co2" style:family="table-column">
      <style:table-column-properties fo:break-before="auto" style:column-width="15cm"/>
    </style:style>
    <style:style style:name="co3" style:family="table-column">
      <style:table-column-properties fo:break-before="auto" style:column-width="7.00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wrap-option="wrap" fo:border="0.002cm solid #000000" style:vertical-align="top"/>
      <style:paragraph-properties fo:text-align="start" fo:margin-left="0cm"/>
    </style:style>
    <style:style style:name="ce2" style:family="table-cell" style:parent-style-name="Default">
      <style:table-cell-properties fo:background-color="#669999" style:text-align-source="fix" style:repeat-content="false" fo:wrap-option="wrap" fo:border="0.002cm solid #000000" style:vertical-align="top"/>
      <style:paragraph-properties fo:text-align="start" fo:margin-left="0cm"/>
    </style:style>
    <style:style style:name="ce3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5" style:family="table-cell" style:parent-style-name="Default">
      <style:table-cell-properties fo:background-color="#eeeeee" style:text-align-source="fix" style:repeat-content="false" fo:wrap-option="wrap" fo:border="0.002cm solid #000000" style:vertical-align="top"/>
      <style:paragraph-properties fo:text-align="start" fo:margin-left="0cm"/>
      <style:text-properties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6" style:family="table-cell" style:parent-style-name="Default">
      <style:table-cell-properties fo:background-color="#669999" style:text-align-source="fix" style:repeat-content="false" fo:wrap-option="wrap" fo:border="0.002cm solid #000000" style:vertical-align="top"/>
      <style:paragraph-properties fo:text-align="start" fo:margin-left="0cm"/>
      <style:text-properties style:font-name="돋움" style:font-name-asian="돋움1" style:font-name-complex="Mangal"/>
    </style:style>
    <style:style style:name="ce7" style:family="table-cell" style:parent-style-name="Default">
      <style:table-cell-properties fo:background-color="#eeeeee" style:text-align-source="fix" style:repeat-content="false" fo:wrap-option="wrap" fo:border="0.002cm solid #000000" style:vertical-align="top"/>
      <style:paragraph-properties fo:text-align="start" fo:margin-left="0cm"/>
    </style:style>
    <style:style style:name="ce8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 fo:margin-left="0cm"/>
      <style:text-properties style:font-name="돋움" style:font-name-asian="돋움1" style:font-name-complex="Mangal"/>
    </style:style>
    <style:style style:name="ce9" style:family="table-cell" style:parent-style-name="Default">
      <style:table-cell-properties fo:background-color="#eeeeee" style:text-align-source="fix" style:repeat-content="false" fo:wrap-option="wrap" fo:border="0.002cm solid #000000" style:vertical-align="top"/>
      <style:paragraph-properties fo:text-align="start" fo:margin-left="0cm"/>
      <style:text-properties style:font-name="¸¼Àº °íµñ" fo:font-size="9pt" style:font-name-asian="¸¼Àº °íµñ" style:font-size-asian="9pt" style:font-name-complex="¸¼Àº °íµñ" style:font-size-complex="5.09999990463257pt"/>
    </style:style>
    <style:style style:name="T1" style:family="text">
      <style:text-properties fo:font-size="12pt"/>
    </style:style>
    <style:style style:name="T2" style:family="text">
      <style:text-properties style:font-name="돋움" style:font-name-asian="돋움1" style:font-name-complex="Mangal"/>
    </style:style>
    <style:style style:name="T3" style:family="text">
      <style:text-properties fo:color="#cc6c1d" style:font-name="Consolas" fo:font-size="12pt" style:font-name-asian="Consolas" style:font-size-asian="12pt" style:font-name-complex="Consolas" style:font-size-complex="6.80000019073486pt"/>
    </style:style>
    <style:style style:name="T4" style:family="text">
      <style:text-properties fo:color="#d9e8f7" style:font-name="Consolas" fo:font-size="12pt" style:font-name-asian="Consolas" style:font-size-asian="12pt" style:font-name-complex="Consolas" style:font-size-complex="6.80000019073486pt"/>
    </style:style>
    <style:style style:name="T5" style:family="text">
      <style:text-properties fo:color="#e6e6fa" style:font-name="Consolas" fo:font-size="12pt" style:font-name-asian="Consolas" style:font-size-asian="12pt" style:font-name-complex="Consolas" style:font-size-complex="6.80000019073486pt"/>
    </style:style>
    <style:style style:name="T6" style:family="text">
      <style:text-properties style:font-name="Consolas" fo:font-size="12pt" style:font-name-asian="Consolas" style:font-size-asian="12pt" style:font-name-complex="Consolas" style:font-size-complex="6.80000019073486pt"/>
    </style:style>
    <style:style style:name="T7" style:family="text">
      <style:text-properties fo:color="#1290c3" style:font-name="Consolas" fo:font-size="12pt" style:font-name-asian="Consolas" style:font-size-asian="12pt" style:font-name-complex="Consolas" style:font-size-complex="6.80000019073486pt"/>
    </style:style>
    <style:style style:name="T8" style:family="text">
      <style:text-properties fo:color="#f9faf4" style:font-name="Consolas" fo:font-size="12pt" style:font-name-asian="Consolas" style:font-size-asian="12pt" style:font-name-complex="Consolas" style:font-size-complex="6.80000019073486pt"/>
    </style:style>
    <style:style style:name="T9" style:family="text">
      <style:text-properties fo:color="#808080" style:font-name="Consolas" fo:font-size="12pt" style:font-name-asian="Consolas" style:font-size-asian="12pt" style:font-name-complex="Consolas" style:font-size-complex="6.80000019073486pt"/>
    </style:style>
    <style:style style:name="T10" style:family="text">
      <style:text-properties fo:color="#1eb540" style:font-name="Consolas" fo:font-size="12pt" style:font-name-asian="Consolas" style:font-size-asian="12pt" style:font-name-complex="Consolas" style:font-size-complex="6.80000019073486pt"/>
    </style:style>
    <style:style style:name="T11" style:family="text">
      <style:text-properties fo:color="#f2f200" style:font-name="Consolas" fo:font-size="12pt" style:font-name-asian="Consolas" style:font-size-asian="12pt" style:font-name-complex="Consolas" style:font-size-complex="6.80000019073486pt"/>
    </style:style>
    <style:style style:name="T12" style:family="text">
      <style:text-properties fo:color="#6897bb" style:font-name="Consolas" fo:font-size="12pt" style:font-name-asian="Consolas" style:font-size-asian="12pt" style:font-name-complex="Consolas" style:font-size-complex="6.80000019073486pt"/>
    </style:style>
    <style:style style:name="T13" style:family="text">
      <style:text-properties fo:color="#808080" style:font-name="Consolas" fo:font-size="12pt" style:text-underline-style="solid" style:text-underline-width="auto" style:text-underline-color="font-color" style:font-name-asian="Consolas" style:font-size-asian="12pt" style:font-name-complex="Consolas" style:font-size-complex="6.80000019073486pt"/>
    </style:style>
    <style:style style:name="T14" style:family="text">
      <style:text-properties fo:color="#8ddaf8" style:font-name="Consolas" fo:font-size="12pt" fo:font-style="italic" fo:font-weight="bold" style:font-name-asian="Consolas" style:font-size-asian="12pt" style:font-style-asian="italic" style:font-weight-asian="bold" style:font-name-complex="Consolas" style:font-size-complex="6.80000019073486pt" style:font-style-complex="italic" style:font-weight-complex="bold"/>
    </style:style>
    <style:style style:name="T15" style:family="text">
      <style:text-properties fo:color="#a7ec21" style:font-name="Consolas" fo:font-size="12pt" style:font-name-asian="Consolas" style:font-size-asian="12pt" style:font-name-complex="Consolas" style:font-size-complex="6.80000019073486pt"/>
    </style:style>
    <style:style style:name="T16" style:family="text">
      <style:text-properties fo:color="#17c6a3" style:font-name="Consolas" fo:font-size="12pt" style:font-name-asian="Consolas" style:font-size-asian="12pt" style:font-name-complex="Consolas" style:font-size-complex="6.80000019073486pt"/>
    </style:style>
    <style:style style:name="T17" style:family="text">
      <style:text-properties fo:color="#f3ec79" style:font-name="Consolas" fo:font-size="12pt" style:font-name-asian="Consolas" style:font-size-asian="12pt" style:font-name-complex="Consolas" style:font-size-complex="6.80000019073486pt"/>
    </style:style>
    <style:style style:name="T18" style:family="text">
      <style:text-properties fo:color="#f2f200" style:font-name="Consolas" fo:font-size="12pt" style:text-underline-style="solid" style:text-underline-width="auto" style:text-underline-color="font-color" style:font-name-asian="Consolas" style:font-size-asian="12pt" style:font-name-complex="Consolas" style:font-size-complex="6.80000019073486pt"/>
    </style:style>
    <style:style style:name="T19" style:family="text">
      <style:text-properties fo:color="#ff3333"/>
    </style:style>
    <style:style style:name="T20" style:family="text">
      <style:text-properties fo:color="#ff3333" style:font-name="¸¼Àº °íµñ" fo:font-size="9pt" style:font-name-asian="¸¼Àº °íµñ" style:font-size-asian="9pt" style:font-name-complex="¸¼Àº °íµñ" style:font-size-complex="5.09999990463257pt"/>
    </style:style>
    <style:style style:name="T21" style:family="text">
      <style:text-properties style:font-name="¸¼Àº °íµñ" fo:font-size="9pt" style:font-name-asian="¸¼Àº °íµñ" style:font-size-asian="9pt" style:font-name-complex="¸¼Àº °íµñ" style:font-size-complex="5.09999990463257pt"/>
    </style:style>
    <style:style style:name="T22" style:family="text">
      <style:text-properties style:font-name="¸¼Àº °íµñ" fo:font-size="9pt" fo:font-weight="bold" style:font-name-asian="¸¼Àº °íµñ" style:font-size-asian="9pt" style:font-weight-asian="bold" style:font-name-complex="¸¼Àº °íµñ" style:font-size-complex="5.09999990463257pt" style:font-weight-complex="bold"/>
    </style:style>
    <style:style style:name="T23" style:family="text">
      <style:text-properties fo:font-weight="bold" style:font-weight-asian="bold" style:font-weight-complex="bold"/>
    </style:style>
  </office:automatic-styles>
  <office:body>
    <office:spreadsheet>
      <table:table table:name="day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row table:style-name="ro1">
          <table:table-cell table:style-name="ce1" table:number-columns-spanned="3" table:number-rows-spanned="1"/>
          <table:covered-table-cell table:style-name="ce4"/>
          <table:covered-table-cell/>
        </table:table-row>
        <table:table-row table:style-name="ro2">
          <table:table-cell table:style-name="ce2" office:value-type="string" table:number-columns-spanned="1" table:number-rows-spanned="100">
            <text:p>*강제 형변환 경우</text:p>
            <text:p>실수 -&gt; 정수</text:p>
            <text:p>-&gt; [소수점 절사] 값의 범위가 큰 --&gt; [적은것]으로</text:p>
            <text:p>--&gt; 데이터 손실 발생</text:p>
            <text:p>---&gt; 4byte -&gt; 1byte </text:p>
            <text:p>= 32bit -&gt; 8bit </text:p>
            <text:p>=&gt; 뒤에서 8bit(8자리)의 데이터만 살림</text:p>
          </table:table-cell>
          <table:table-cell table:style-name="ce5" office:value-type="string" table:number-columns-spanned="1" table:number-rows-spanned="100">
            <text:p><text:span text:style-name="T1">* </text:span><text:span text:style-name="T1">메인 메소드</text:span></text:p>
            <text:p><text:span text:style-name="T1">public static void main(String[] args) {</text:span></text:p>
            <text:p><text:span text:style-name="T1">숙지 필수</text:span></text:p>
            <text:p><text:span text:style-name="T1"/></text:p>
            <text:p><text:span text:style-name="T1">* </text:span><text:span text:style-name="T1">패키지 이름</text:span></text:p>
            <text:p><text:span text:style-name="T1">com.kh.variable</text:span></text:p>
            <text:p><text:span text:style-name="T1">kh.com </text:span></text:p>
            <text:p><text:span text:style-name="T1">회사명</text:span><text:span text:style-name="T1">.com.</text:span><text:span text:style-name="T1">배포 프로그램 이름</text:span></text:p>
            <text:p><text:span text:style-name="T1"/></text:p>
            <text:p><text:span text:style-name="T1">* </text:span><text:span text:style-name="T1">자바 기본자료형 </text:span><text:span text:style-name="T1">8</text:span><text:span text:style-name="T1">개 숙지</text:span></text:p>
            <text:p><text:span text:style-name="T1">- Sring </text:span><text:span text:style-name="T1">은 기본자료형 </text:span><text:span text:style-name="T1">X , java</text:span><text:span text:style-name="T1">에서 제공은 해줌</text:span></text:p>
            <text:p><text:span text:style-name="T1"/></text:p>
            <text:p><text:span text:style-name="T1">* cpu </text:span><text:span text:style-name="T1">처리 최소 단위 </text:span><text:span text:style-name="T1">= 1) bit 2) byte</text:span></text:p>
            <text:p><text:span text:style-name="T1">Bit = </text:span><text:span text:style-name="T1">데이터 저장시 최소 단위</text:span></text:p>
            <text:p><text:span text:style-name="T1">Byte = </text:span><text:span text:style-name="T1">데이터처리 </text:span><text:span text:style-name="T1">or </text:span><text:span text:style-name="T1">문자의 최소단위</text:span></text:p>
            <text:p><text:span text:style-name="T1"/></text:p>
            <text:p><text:span text:style-name="T1">* </text:span><text:span text:style-name="T1">변수 명명 규칙 필수 숙지</text:span></text:p>
            <text:p><text:span text:style-name="T1"/></text:p>
            <text:p><text:span text:style-name="T1">public void declareVariable() {</text:span></text:p>
            <text:p><text:span text:style-name="T1"><text:tab/></text:span><text:span text:style-name="T1"><text:tab/></text:span><text:span text:style-name="T1">// 1. </text:span><text:span text:style-name="T1">논리형</text:span></text:p>
            <text:p><text:span text:style-name="T1"><text:tab/></text:span><text:span text:style-name="T1"><text:tab/></text:span><text:span text:style-name="T1">boolean isTrue; // 1byte -&gt; true / false</text:span></text:p>
            <text:p><text:span text:style-name="T1"><text:s text:c="4"/></text:span></text:p>
            <text:p><text:span text:style-name="T1"><text:tab/></text:span><text:span text:style-name="T1"><text:tab/></text:span><text:span text:style-name="T1">// 2. </text:span><text:span text:style-name="T1">정수형</text:span></text:p>
            <text:p><text:span text:style-name="T1"><text:tab/></text:span><text:span text:style-name="T1"><text:tab/></text:span><text:span text:style-name="T1">byte bNum; // 1byte == 8bit == 2^8</text:span></text:p>
            <text:p><text:span text:style-name="T1"><text:tab/></text:span><text:span text:style-name="T1"><text:tab/></text:span><text:span text:style-name="T1">short sNum; // 2byte == 16bnit == 2^16</text:span></text:p>
            <text:p><text:span text:style-name="T1"><text:tab/></text:span><text:span text:style-name="T1"><text:tab/></text:span><text:span text:style-name="T1">int iNum; // 4byte -&gt; </text:span><text:span text:style-name="T1">정수형 기본 자료형</text:span></text:p>
            <text:p><text:span text:style-name="T1"><text:tab/></text:span><text:span text:style-name="T1"><text:tab/></text:span><text:span text:style-name="T1">long lNum; // 8byte </text:span></text:p>
            <text:p><text:span text:style-name="T1"><text:s text:c="4"/></text:span></text:p>
            <text:p><text:span text:style-name="T1"><text:tab/></text:span><text:span text:style-name="T1"><text:tab/></text:span><text:span text:style-name="T1">// 3. </text:span><text:span text:style-name="T1">실수형 </text:span><text:span text:style-name="T1">-&gt; </text:span><text:span text:style-name="T1">부동소수점방식</text:span></text:p>
            <text:p><text:span text:style-name="T1"><text:tab/></text:span><text:span text:style-name="T1"><text:tab/></text:span><text:span text:style-name="T1">float fNum; // 4byte</text:span></text:p>
            <text:p><text:span text:style-name="T1"><text:tab/></text:span><text:span text:style-name="T1"><text:tab/></text:span><text:span text:style-name="T1">double dNum; // 8byte -&gt; </text:span><text:span text:style-name="T1">실수형 기본 자료형</text:span></text:p>
            <text:p><text:span text:style-name="T1"><text:s text:c="2"/></text:span></text:p>
            <text:p><text:span text:style-name="T1"><text:tab/></text:span><text:span text:style-name="T1"><text:tab/></text:span><text:span text:style-name="T1">// 4. </text:span><text:span text:style-name="T1">문자형</text:span></text:p>
            <text:p><text:span text:style-name="T1"><text:tab/></text:span><text:span text:style-name="T1"><text:tab/></text:span><text:span text:style-name="T1">char ch; // 2byte </text:span><text:span text:style-name="T1">유니코드</text:span></text:p>
            <text:p><text:span text:style-name="T1"><text:tab/></text:span><text:span text:style-name="T1"><text:tab/></text:span><text:span text:style-name="T1">//</text:span><text:span text:style-name="T1">실제 저장되는 값은 정수지만</text:span><text:span text:style-name="T1">, </text:span><text:span text:style-name="T1">매칭되는 문자가 출력됨</text:span></text:p>
            <text:p><text:span text:style-name="T1"><text:s text:c="2"/></text:span></text:p>
            <text:p><text:span text:style-name="T1"><text:tab/></text:span><text:span text:style-name="T1"><text:tab/></text:span><text:span text:style-name="T1">// 5. </text:span><text:span text:style-name="T1">문자열</text:span><text:span text:style-name="T1">(</text:span><text:span text:style-name="T1">참조형</text:span><text:span text:style-name="T1">)</text:span></text:p>
            <text:p><text:span text:style-name="T1"><text:tab/></text:span><text:span text:style-name="T1"><text:tab/></text:span><text:span text:style-name="T1">String str; // 4byte -&gt; </text:span><text:span text:style-name="T1">참조되는 주소값</text:span><text:span text:style-name="T1">(</text:span><text:span text:style-name="T1">숫자</text:span><text:span text:style-name="T1">)</text:span><text:span text:style-name="T1">를 저장하기때문</text:span></text:p>
            <text:p><text:span text:style-name="T1"><text:s text:c="2"/></text:span></text:p>
            <text:p><text:span text:style-name="T1"><text:s text:c="2"/></text:span></text:p>
            <text:p><text:span text:style-name="T1"><text:tab/></text:span><text:span text:style-name="T1"><text:tab/></text:span><text:span text:style-name="T1">//</text:span><text:span text:style-name="T1"><text:tab/></text:span><text:span text:style-name="T1"><text:tab/></text:span><text:span text:style-name="T1">int 1num;</text:span></text:p>
            <text:p><text:span text:style-name="T1"><text:tab/></text:span><text:span text:style-name="T1"><text:tab/></text:span><text:span text:style-name="T1">//</text:span><text:span text:style-name="T1"><text:tab/></text:span><text:span text:style-name="T1"><text:tab/></text:span><text:span text:style-name="T1">int </text:span><text:span text:style-name="T1">정수</text:span><text:span text:style-name="T1">;</text:span></text:p>
            <text:p><text:span text:style-name="T1"><text:s text:c="2"/></text:span></text:p>
            <text:p><text:span text:style-name="T1"><text:s text:c="2"/></text:span></text:p>
            <text:p><text:span text:style-name="T1"><text:tab/></text:span><text:span text:style-name="T1"><text:tab/></text:span><text:span text:style-name="T1">// </text:span><text:span text:style-name="T1">논리형 값 대입</text:span></text:p>
            <text:p><text:span text:style-name="T1"><text:tab/></text:span><text:span text:style-name="T1"><text:tab/></text:span><text:span text:style-name="T1">isTrue = true;</text:span></text:p>
            <text:p><text:span text:style-name="T1"><text:tab/></text:span><text:span text:style-name="T1"><text:tab/></text:span><text:span text:style-name="T1">// </text:span><text:span text:style-name="T1">논리형의 리터럴은 </text:span><text:span text:style-name="T1">true / false </text:span><text:span text:style-name="T1">밖에 없음</text:span></text:p>
            <text:p><text:span text:style-name="T1"><text:s text:c="2"/></text:span></text:p>
            <text:p><text:span text:style-name="T1"><text:tab/></text:span><text:span text:style-name="T1"><text:tab/></text:span><text:span text:style-name="T1">// </text:span><text:span text:style-name="T1">정수형 값 대입</text:span></text:p>
            <text:p><text:span text:style-name="T1"><text:tab/></text:span><text:span text:style-name="T1"><text:tab/></text:span><text:span text:style-name="T1">iNum = 100; // </text:span><text:span text:style-name="T1">일반 정수는 </text:span><text:span text:style-name="T1">int</text:span><text:span text:style-name="T1">의 리터럴 표현법</text:span></text:p>
            <text:p><text:span text:style-name="T1"><text:s text:c="4"/></text:span></text:p>
            <text:p><text:span text:style-name="T1"><text:tab/></text:span><text:span text:style-name="T1"><text:tab/></text:span><text:span text:style-name="T1">lNum = 200L;</text:span></text:p>
            <text:p><text:span text:style-name="T1"><text:tab/></text:span><text:span text:style-name="T1"><text:tab/></text:span><text:span text:style-name="T1">// long</text:span><text:span text:style-name="T1">의 리터럴은 정수 뒤에 </text:span><text:span text:style-name="T1">l, L </text:span><text:span text:style-name="T1">을 붙임</text:span></text:p>
            <text:p><text:span text:style-name="T1"><text:s text:c="2"/></text:span></text:p>
            <text:p><text:span text:style-name="T1"><text:tab/></text:span><text:span text:style-name="T1"><text:tab/></text:span><text:span text:style-name="T1">bNum = 127;</text:span><text:span text:style-name="T1"><text:tab/></text:span><text:span text:style-name="T1"><text:tab/></text:span></text:p>
            <text:p><text:span text:style-name="T1"><text:tab/></text:span><text:span text:style-name="T1"><text:tab/></text:span><text:span text:style-name="T1">sNum = 32767;</text:span></text:p>
            <text:p><text:span text:style-name="T1"><text:tab/></text:span><text:span text:style-name="T1"><text:tab/></text:span><text:span text:style-name="T1">// byte, short </text:span><text:span text:style-name="T1">자료형은 옛날 코드와의 호환을 위해 남아있음</text:span></text:p>
            <text:p><text:span text:style-name="T1"><text:tab/></text:span><text:span text:style-name="T1"><text:tab/></text:span><text:span text:style-name="T1">// --&gt; </text:span><text:span text:style-name="T1">따로 리터럴 표현식이 없어서 </text:span><text:span text:style-name="T1">int</text:span><text:span text:style-name="T1">표현식을 같이 사용</text:span></text:p>
            <text:p><text:span text:style-name="T1"><text:s text:c="3"/></text:span></text:p>
            <text:p><text:span text:style-name="T1"><text:tab/></text:span><text:span text:style-name="T1"><text:tab/></text:span><text:span text:style-name="T1">// </text:span><text:span text:style-name="T1">실수형 값 대입</text:span></text:p>
            <text:p><text:span text:style-name="T1"><text:tab/></text:span><text:span text:style-name="T1"><text:tab/></text:span><text:span text:style-name="T1">fNum = 1.1234567f; </text:span></text:p>
            <text:p><text:span text:style-name="T1"><text:tab/></text:span><text:span text:style-name="T1"><text:tab/></text:span><text:span text:style-name="T1">// float</text:span><text:span text:style-name="T1">의 리터럴은 실수 뒤에 </text:span><text:span text:style-name="T1">f </text:span><text:span text:style-name="T1">또는 </text:span><text:span text:style-name="T1">F </text:span><text:span text:style-name="T1">표시</text:span></text:p>
            <text:p><text:span text:style-name="T1"><text:tab/></text:span><text:span text:style-name="T1"><text:tab/></text:span><text:span text:style-name="T1">// float</text:span><text:span text:style-name="T1">는 소수점 아래 </text:span><text:span text:style-name="T1">8</text:span><text:span text:style-name="T1">번째 자리에서 반올림함</text:span><text:span text:style-name="T1">.</text:span></text:p>
            <text:p><text:span text:style-name="T1"><text:s text:c="2"/></text:span></text:p>
            <text:p><text:span text:style-name="T1"><text:tab/></text:span><text:span text:style-name="T1"><text:tab/></text:span><text:span text:style-name="T1">dNum = 1.123456789012345; </text:span></text:p>
            <text:p><text:span text:style-name="T1"><text:tab/></text:span><text:span text:style-name="T1"><text:tab/></text:span><text:span text:style-name="T1">// double</text:span><text:span text:style-name="T1">은 소수점 아래 </text:span><text:span text:style-name="T1">16</text:span><text:span text:style-name="T1">번째 자리에서 반올림함</text:span><text:span text:style-name="T1">.</text:span></text:p>
            <text:p><text:span text:style-name="T1"><text:tab/></text:span><text:span text:style-name="T1"><text:tab/></text:span><text:span text:style-name="T1">// </text:span><text:span text:style-name="T1">일반 실수는 </text:span><text:span text:style-name="T1">double</text:span><text:span text:style-name="T1">의 리터럴</text:span></text:p>
            <text:p><text:span text:style-name="T1"><text:s text:c="2"/></text:span></text:p>
            <text:p><text:span text:style-name="T1"><text:s text:c="2"/></text:span></text:p>
            <text:p><text:span text:style-name="T1"><text:tab/></text:span><text:span text:style-name="T1"><text:tab/></text:span><text:span text:style-name="T1">// </text:span><text:span text:style-name="T1">문자형 값 대입</text:span></text:p>
            <text:p><text:span text:style-name="T1"><text:tab/></text:span><text:span text:style-name="T1"><text:tab/></text:span><text:span text:style-name="T1">ch = 'A'; </text:span></text:p>
            <text:p><text:span text:style-name="T1">//</text:span><text:span text:style-name="T1"><text:tab/></text:span><text:span text:style-name="T1"><text:tab/></text:span><text:span text:style-name="T1">ch = '</text:span><text:span text:style-name="T1">값</text:span><text:span text:style-name="T1">';</text:span></text:p>
            <text:p><text:span text:style-name="T1">//</text:span><text:span text:style-name="T1"><text:tab/></text:span><text:span text:style-name="T1"><text:tab/></text:span><text:span text:style-name="T1">ch = 65;</text:span></text:p>
            <text:p><text:span text:style-name="T1"><text:tab/></text:span><text:span text:style-name="T1"><text:tab/></text:span><text:span text:style-name="T1">// char</text:span><text:span text:style-name="T1">의 리터럴은 </text:span><text:span text:style-name="T1">''(</text:span><text:span text:style-name="T1">홀따옴표</text:span><text:span text:style-name="T1">) </text:span><text:span text:style-name="T1">내부 한글자</text:span></text:p>
            <text:p><text:span text:style-name="T1"><text:s text:c="2"/></text:span></text:p>
            <text:p><text:span text:style-name="T1"><text:s text:c="2"/></text:span></text:p>
            <text:p><text:span text:style-name="T1"><text:s text:c="2"/></text:span></text:p>
            <text:p><text:span text:style-name="T1"><text:tab/></text:span><text:span text:style-name="T1"><text:tab/></text:span><text:span text:style-name="T1">// </text:span><text:span text:style-name="T1">문자열 값 대입</text:span></text:p>
            <text:p><text:span text:style-name="T1"><text:tab/></text:span><text:span text:style-name="T1"><text:tab/></text:span><text:span text:style-name="T1">str = "</text:span><text:span text:style-name="T1">집에 보내줘</text:span><text:span text:style-name="T1">.....................\n...........................";</text:span></text:p>
            <text:p><text:span text:style-name="T1"><text:s text:c="2"/></text:span></text:p>
            <text:p><text:span text:style-name="T1">*ctrl + shift + o // import </text:span><text:span text:style-name="T1">단축키</text:span></text:p>
            <text:p><text:span text:style-name="T1"/></text:p>
            <text:p><text:span text:style-name="T1">* String </text:span></text:p>
            <text:p><text:span text:style-name="T1">다른자료형 </text:span><text:span text:style-name="T1">+ “</text:span><text:span text:style-name="T1">문자열” </text:span><text:span text:style-name="T1">= </text:span><text:span text:style-name="T1">문자열</text:span></text:p>
            <text:p><text:span text:style-name="T1">“</text:span><text:span text:style-name="T1">문자열” </text:span><text:span text:style-name="T1">+ </text:span><text:span text:style-name="T1">다른자료형 </text:span><text:span text:style-name="T1">= </text:span><text:span text:style-name="T1">문자열</text:span></text:p>
            <text:p><text:span text:style-name="T1">--&gt; </text:span><text:span text:style-name="T1">숫자 </text:span><text:span text:style-name="T1">+ </text:span><text:span text:style-name="T1">숫자 </text:span><text:span text:style-name="T1">+ "</text:span><text:span text:style-name="T1">문자열</text:span><text:span text:style-name="T1">" </text:span><text:span text:style-name="T1">경우 숫자합 </text:span><text:span text:style-name="T1">+ "</text:span><text:span text:style-name="T1">문자열</text:span><text:span text:style-name="T1">"</text:span></text:p>
            <text:p><text:span text:style-name="T1"/></text:p>
            <text:p><text:span text:style-name="T1"><text:s text:c="2"/></text:span></text:p>
            <text:p><text:span text:style-name="T1">1byte – 2byte – 4byte – 8byte – 4byte – 8byte</text:span></text:p>
            <text:p><text:span text:style-name="T1">Byte → short → int → long → float → double</text:span></text:p>
            <text:p><text:span text:style-name="T1"><text:s text:c="11"/></text:span><text:span text:style-name="T1">Char →</text:span></text:p>
            <text:p><text:span text:style-name="T1"><text:s text:c="11"/></text:span><text:span text:style-name="T1">2byte</text:span></text:p>
            <text:p><text:span text:style-name="T1"/></text:p>
          </table:table-cell>
          <table:table-cell table:style-name="ce3" table:number-columns-spanned="1" table:number-rows-spanned="100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/>
          <table:covered-table-cell office:value-type="string">
            <text:p>d</text:p>
          </table:covered-table-cell>
          <table:covered-table-cell/>
        </table:table-row>
      </table:table>
      <table:table table:name="day2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row table:style-name="ro1">
          <table:table-cell table:style-name="ce1" table:number-columns-spanned="3" table:number-rows-spanned="1"/>
          <table:covered-table-cell table:style-name="ce4"/>
          <table:covered-table-cell/>
        </table:table-row>
        <table:table-row table:style-name="ro2">
          <table:table-cell table:style-name="ce6" office:value-type="string" table:number-columns-spanned="1" table:number-rows-spanned="100">
            <text:p><text:span text:style-name="T2">* </text:span><text:span text:style-name="T2">출력 메소드</text:span></text:p>
            <text:p><text:span text:style-name="T2">Printf %</text:span><text:span text:style-name="T2">형식</text:span><text:span text:style-name="T2">, </text:span><text:span text:style-name="T2">이스케이프문자 숙지</text:span></text:p>
            <text:p><text:span text:style-name="T2"/></text:p>
            <text:p><text:span text:style-name="T2">* </text:span><text:span text:style-name="T2">연산자 종류 중 쉬프트</text:span><text:span text:style-name="T2">, </text:span><text:span text:style-name="T2">비트 관련 연산자는 생략</text:span></text:p>
            <text:p><text:span text:style-name="T2">- </text:span><text:span text:style-name="T2">강제형변환도 연산자</text:span></text:p>
            <text:p><text:span text:style-name="T2"/></text:p>
          </table:table-cell>
          <table:table-cell table:style-name="ce7" office:value-type="string" table:number-columns-spanned="1" table:number-rows-spanned="100">
            <text:p>E_OverFlow</text:p>
            <text:p><text:span text:style-name="T3">package</text:span><text:span text:style-name="T4"> com</text:span><text:span text:style-name="T5">.</text:span><text:span text:style-name="T4">kh</text:span><text:span text:style-name="T5">.</text:span><text:span text:style-name="T4">variable</text:span><text:span text:style-name="T5">;</text:span></text:p>
            <text:p><text:span text:style-name="T6"/></text:p>
            <text:p><text:span text:style-name="T3">public</text:span><text:span text:style-name="T4"> </text:span><text:span text:style-name="T3">class</text:span><text:span text:style-name="T4"> </text:span><text:span text:style-name="T7">E_OverFlow</text:span><text:span text:style-name="T4"> </text:span><text:span text:style-name="T8">{</text:span></text:p>
            <text:p><text:span text:style-name="T4"><text:tab/></text:span></text:p>
            <text:p><text:span text:style-name="T4"><text:tab/></text:span><text:span text:style-name="T4"><text:tab/></text:span><text:span text:style-name="T9">// </text:span><text:span text:style-name="T9">오버플로우 확인하기</text:span></text:p>
            <text:p><text:span text:style-name="T4"><text:tab/></text:span><text:span text:style-name="T4"><text:tab/></text:span><text:span text:style-name="T3">public</text:span><text:span text:style-name="T4"> </text:span><text:span text:style-name="T3">void</text:span><text:span text:style-name="T4"> </text:span><text:span text:style-name="T10">overflow</text:span><text:span text:style-name="T8">()</text:span><text:span text:style-name="T4"> </text:span><text:span text:style-name="T8">{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text:span text:style-name="T9">// </text:span><text:span text:style-name="T9">오버플로우는 대입연산자 이외에 상황에서 발생 가능</text:span><text:span text:style-name="T9">. == </text:span><text:span text:style-name="T9">산술연산시</text:span></text:p>
            <text:p><text:span text:style-name="T4"><text:tab/></text:span><text:span text:style-name="T4"><text:tab/></text:span><text:span text:style-name="T4"><text:tab/></text:span><text:span text:style-name="T9">// </text:span><text:span text:style-name="T9">대입연산자 이외의 상황에서 오버플로우 발생 테스트</text:span></text:p>
            <text:p><text:span text:style-name="T4"><text:tab/></text:span><text:span text:style-name="T4"><text:tab/></text:span><text:span text:style-name="T4"><text:tab/></text:span><text:span text:style-name="T3">byte</text:span><text:span text:style-name="T4"> </text:span><text:span text:style-name="T11">bNum</text:span><text:span text:style-name="T4"> </text:span><text:span text:style-name="T5">=</text:span><text:span text:style-name="T4"> </text:span><text:span text:style-name="T12">127</text:span><text:span text:style-name="T5">;</text:span><text:span text:style-name="T4"> </text:span><text:span text:style-name="T9">// byte</text:span><text:span text:style-name="T9">의 최대값</text:span></text:p>
            <text:p><text:span text:style-name="T4"><text:tab/></text:span><text:span text:style-name="T4"><text:tab/></text:span><text:span text:style-name="T4"><text:tab/></text:span><text:span text:style-name="T9">// byte bNum + 128; =&gt; byte + </text:span><text:span text:style-name="T13">int</text:span><text:span text:style-name="T9"> -&gt; </text:span><text:span text:style-name="T9">타입미스매치 오버플로우 </text:span><text:span text:style-name="T9">X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ln</text:span><text:span text:style-name="T8">(</text:span><text:span text:style-name="T16">"</text:span><text:span text:style-name="T16">연산 전 </text:span><text:span text:style-name="T16">: "</text:span><text:span text:style-name="T4"> </text:span><text:span text:style-name="T5">+</text:span><text:span text:style-name="T4"> </text:span><text:span text:style-name="T17">bNum</text:span><text:span text:style-name="T4"> </text:span><text:span text:style-name="T8">)</text:span><text:span text:style-name="T5">;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text:span text:style-name="T9">//bNum = <text:s/>bNum + 1 <text:s/>; <text:s/></text:span></text:p>
            <text:p><text:span text:style-name="T4"><text:tab/></text:span><text:span text:style-name="T4"><text:tab/></text:span><text:span text:style-name="T4"><text:tab/></text:span><text:span text:style-name="T9">//( err ) Type mismatch: cannot convert from </text:span><text:span text:style-name="T13">int</text:span><text:span text:style-name="T9"> to byte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text:span text:style-name="T17">bNum</text:span><text:span text:style-name="T4"> </text:span><text:span text:style-name="T5">=</text:span><text:span text:style-name="T4"> </text:span><text:span text:style-name="T8">(</text:span><text:span text:style-name="T3">byte</text:span><text:span text:style-name="T8">)(</text:span><text:span text:style-name="T4"> </text:span><text:span text:style-name="T17">bNum</text:span><text:span text:style-name="T4"> </text:span><text:span text:style-name="T5">+</text:span><text:span text:style-name="T4"> </text:span><text:span text:style-name="T12">1</text:span><text:span text:style-name="T4"> </text:span><text:span text:style-name="T8">)</text:span><text:span text:style-name="T4"> </text:span><text:span text:style-name="T5">;</text:span><text:span text:style-name="T4"><text:tab/>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ln</text:span><text:span text:style-name="T8">(</text:span><text:span text:style-name="T4"> </text:span><text:span text:style-name="T16">"</text:span><text:span text:style-name="T16">연산 후 </text:span><text:span text:style-name="T16">: "</text:span><text:span text:style-name="T4"> </text:span><text:span text:style-name="T5">+</text:span><text:span text:style-name="T4"> </text:span><text:span text:style-name="T17">bNum</text:span><text:span text:style-name="T4"> </text:span><text:span text:style-name="T8">)</text:span><text:span text:style-name="T5">;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text:span text:style-name="T3">byte</text:span><text:span text:style-name="T4"> </text:span><text:span text:style-name="T11">bNum2</text:span><text:span text:style-name="T4"> </text:span><text:span text:style-name="T5">=</text:span><text:span text:style-name="T4"> </text:span><text:span text:style-name="T12">127</text:span><text:span text:style-name="T5">;</text:span></text:p>
            <text:p><text:span text:style-name="T4"><text:tab/></text:span><text:span text:style-name="T4"><text:tab/></text:span><text:span text:style-name="T4"><text:tab/></text:span><text:span text:style-name="T3">int</text:span><text:span text:style-name="T4"> </text:span><text:span text:style-name="T11">result</text:span><text:span text:style-name="T4"> </text:span><text:span text:style-name="T5">=</text:span><text:span text:style-name="T4"> </text:span><text:span text:style-name="T17">bNum2</text:span><text:span text:style-name="T4"> </text:span><text:span text:style-name="T5">+</text:span><text:span text:style-name="T4"> </text:span><text:span text:style-name="T12">1</text:span><text:span text:style-name="T5">;</text:span><text:span text:style-name="T9">// </text:span><text:span text:style-name="T13">int</text:span><text:span text:style-name="T9"> + </text:span><text:span text:style-name="T13">int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ln</text:span><text:span text:style-name="T8">(</text:span><text:span text:style-name="T4"> </text:span><text:span text:style-name="T16">"result : "</text:span><text:span text:style-name="T4"> </text:span><text:span text:style-name="T5">+</text:span><text:span text:style-name="T4"> </text:span><text:span text:style-name="T17">result</text:span><text:span text:style-name="T4"> </text:span><text:span text:style-name="T8">)</text:span><text:span text:style-name="T5">;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8">}</text:span></text:p>
            <text:p><text:span text:style-name="T4"><text:tab/></text:span><text:span text:style-name="T3">package</text:span><text:span text:style-name="T4"> com</text:span><text:span text:style-name="T5">.</text:span><text:span text:style-name="T4">kh</text:span><text:span text:style-name="T5">.</text:span><text:span text:style-name="T4">variable</text:span><text:span text:style-name="T5">;</text:span></text:p>
            <text:p><text:span text:style-name="T4"/></text:p>
            <text:p><text:span text:style-name="T3">import</text:span><text:span text:style-name="T4"> java</text:span><text:span text:style-name="T5">.</text:span><text:span text:style-name="T4">util</text:span><text:span text:style-name="T5">.</text:span><text:span text:style-name="T4">Scanner</text:span><text:span text:style-name="T5">;</text:span></text:p>
            <text:p><text:span text:style-name="T4"/></text:p>
            <text:p><text:span text:style-name="T3">public</text:span><text:span text:style-name="T4"> </text:span><text:span text:style-name="T3">class</text:span><text:span text:style-name="T4"> </text:span><text:span text:style-name="T7">F_Print</text:span><text:span text:style-name="T4"> </text:span><text:span text:style-name="T8">{</text:span></text:p>
            <text:p><text:span text:style-name="T4"><text:tab/></text:span></text:p>
            <text:p><text:span text:style-name="T4"><text:tab/></text:span><text:span text:style-name="T3">public</text:span><text:span text:style-name="T4"> </text:span><text:span text:style-name="T3">void</text:span><text:span text:style-name="T4"> </text:span><text:span text:style-name="T10">printMethod</text:span><text:span text:style-name="T8">()</text:span><text:span text:style-name="T4"> </text:span><text:span text:style-name="T8">{</text:span></text:p>
            <text:p><text:span text:style-name="T4"><text:tab/></text:span></text:p>
            <text:p><text:span text:style-name="T4"><text:tab/></text:span><text:span text:style-name="T4"><text:tab/></text:span><text:span text:style-name="T9">// A (</text:span><text:span text:style-name="T9">줄바꿈</text:span><text:span text:style-name="T9">)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ln</text:span><text:span text:style-name="T8">(</text:span><text:span text:style-name="T16">"A"</text:span><text:span text:style-name="T8">)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f</text:span><text:span text:style-name="T8">(</text:span><text:span text:style-name="T16">"%c\n"</text:span><text:span text:style-name="T5">,</text:span><text:span text:style-name="T16">'A'</text:span><text:span text:style-name="T8">)</text:span><text:span text:style-name="T5">;</text:span><text:span text:style-name="T4"> </text:span></text:p>
            <text:p><text:span text:style-name="T4"><text:tab/></text:span><text:span text:style-name="T4"><text:tab/></text:span><text:span text:style-name="T9">// (err)%c</text:span><text:span text:style-name="T9">의 형식이 </text:span><text:span text:style-name="T9">char</text:span><text:span text:style-name="T9">이기 때문에 </text:span><text:span text:style-name="T9">""</text:span><text:span text:style-name="T9">값 넣을 수 없음 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9">// </text:span><text:span text:style-name="T9">출력 형식</text:span><text:span text:style-name="T9">, </text:span><text:span text:style-name="T9">변수 </text:span><text:span text:style-name="T9">or </text:span><text:span text:style-name="T9">값</text:span></text:p>
            <text:p><text:span text:style-name="T4"><text:tab/></text:span><text:span text:style-name="T4"><text:tab/></text:span><text:span text:style-name="T9">// %c : </text:span><text:span text:style-name="T9">문자 하나를 나타내는 형식</text:span></text:p>
            <text:p><text:span text:style-name="T4"><text:tab/></text:span><text:span text:style-name="T4"><text:tab/></text:span><text:span text:style-name="T9">// \n (</text:span><text:span text:style-name="T9">이스케이프 문자</text:span><text:span text:style-name="T9">) : </text:span><text:span text:style-name="T9">줄바꿈</text:span><text:span text:style-name="T9">(New Line </text:span><text:span text:style-name="T9">약자</text:span><text:span text:style-name="T9">)</text:span></text:p>
            <text:p><text:span text:style-name="T4"><text:tab/></text:span></text:p>
            <text:p><text:span text:style-name="T4"><text:tab/></text:span><text:span text:style-name="T4"><text:tab/></text:span><text:span text:style-name="T9">// A B (</text:span><text:span text:style-name="T9">줄바꿈</text:span><text:span text:style-name="T9">)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ln</text:span><text:span text:style-name="T8">(</text:span><text:span text:style-name="T16">"A B"</text:span><text:span text:style-name="T8">)</text:span><text:span text:style-name="T5">;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f</text:span><text:span text:style-name="T8">(</text:span><text:span text:style-name="T16">"%c %c\n"</text:span><text:span text:style-name="T5">,</text:span><text:span text:style-name="T4"> </text:span><text:span text:style-name="T16">'A'</text:span><text:span text:style-name="T5">,</text:span><text:span text:style-name="T16">'B'</text:span><text:span text:style-name="T8">)</text:span><text:span text:style-name="T5">;</text:span></text:p>
            <text:p><text:span text:style-name="T4"><text:tab/></text:span><text:span text:style-name="T4"><text:tab/></text:span><text:span text:style-name="T9">//System.out.printf("%c", '')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f</text:span><text:span text:style-name="T8">(</text:span><text:span text:style-name="T16">"%s\n"</text:span><text:span text:style-name="T5">,</text:span><text:span text:style-name="T4"> </text:span><text:span text:style-name="T16">"A B"</text:span><text:span text:style-name="T8">)</text:span><text:span text:style-name="T5">;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9">// %s : </text:span><text:span text:style-name="T9">문자열을 나타내는 형식</text:span></text:p>
            <text:p><text:span text:style-name="T4"/></text:p>
            <text:p><text:span text:style-name="T4"><text:tab/></text:span><text:span text:style-name="T4"><text:tab/></text:span><text:span text:style-name="T3">int</text:span><text:span text:style-name="T4"> </text:span><text:span text:style-name="T11">iNum1</text:span><text:span text:style-name="T4"> </text:span><text:span text:style-name="T5">=</text:span><text:span text:style-name="T4"> </text:span><text:span text:style-name="T12">100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9">//100(</text:span><text:span text:style-name="T9">줄바꿈</text:span><text:span text:style-name="T9">)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ln</text:span><text:span text:style-name="T8">(</text:span><text:span text:style-name="T17">iNum1</text:span><text:span text:style-name="T8">)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f</text:span><text:span text:style-name="T8">(</text:span><text:span text:style-name="T16">"%d\n"</text:span><text:span text:style-name="T5">,</text:span><text:span text:style-name="T4"> </text:span><text:span text:style-name="T17">iNum1</text:span><text:span text:style-name="T8">)</text:span><text:span text:style-name="T5">;</text:span></text:p>
            <text:p><text:span text:style-name="T4"><text:tab/></text:span><text:span text:style-name="T4"><text:tab/></text:span><text:span text:style-name="T9">// %d : 10</text:span><text:span text:style-name="T9">진수 정수 형식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3">double</text:span><text:span text:style-name="T4"> </text:span><text:span text:style-name="T11">dNum</text:span><text:span text:style-name="T4"> </text:span><text:span text:style-name="T5">=</text:span><text:span text:style-name="T4"> </text:span><text:span text:style-name="T12">1.123456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9">// 1.123456(</text:span><text:span text:style-name="T9">줄바꿈</text:span><text:span text:style-name="T9">)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ln</text:span><text:span text:style-name="T8">(</text:span><text:span text:style-name="T17">dNum</text:span><text:span text:style-name="T8">)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f</text:span><text:span text:style-name="T8">(</text:span><text:span text:style-name="T16">"%.15f\n"</text:span><text:span text:style-name="T5">,</text:span><text:span text:style-name="T17">dNum</text:span><text:span text:style-name="T8">)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9">// 1.12(</text:span><text:span text:style-name="T9">줄바꿈</text:span><text:span text:style-name="T9">) (</text:span><text:span text:style-name="T9">단</text:span><text:span text:style-name="T9">, dNum </text:span><text:span text:style-name="T9">사용</text:span><text:span text:style-name="T9">)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f</text:span><text:span text:style-name="T8">(</text:span><text:span text:style-name="T16">"%.2f\n"</text:span><text:span text:style-name="T5">,</text:span><text:span text:style-name="T4"> </text:span><text:span text:style-name="T17">dNum</text:span><text:span text:style-name="T8">)</text:span><text:span text:style-name="T5">;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ln</text:span><text:span text:style-name="T8">((</text:span><text:span text:style-name="T3">int</text:span><text:span text:style-name="T8">)(</text:span><text:span text:style-name="T17">dNum</text:span><text:span text:style-name="T4"> </text:span><text:span text:style-name="T5">*</text:span><text:span text:style-name="T4"> </text:span><text:span text:style-name="T12">100</text:span><text:span text:style-name="T8">)</text:span><text:span text:style-name="T4"> </text:span><text:span text:style-name="T5">/</text:span><text:span text:style-name="T4"> </text:span><text:span text:style-name="T12">100.0</text:span><text:span text:style-name="T8">)</text:span><text:span text:style-name="T5">;</text:span></text:p>
            <text:p><text:span text:style-name="T4"><text:tab/></text:span><text:span text:style-name="T4"><text:tab/></text:span><text:span text:style-name="T9">// %f : 10</text:span><text:span text:style-name="T9">진수 실수 형식 </text:span></text:p>
            <text:p><text:span text:style-name="T4"><text:tab/></text:span><text:span text:style-name="T4"><text:tab/></text:span><text:span text:style-name="T9">// %.2f : </text:span><text:span text:style-name="T9">소수점 아래 </text:span><text:span text:style-name="T9">2</text:span><text:span text:style-name="T9">째 자리 까지 표현</text:span></text:p>
            <text:p><text:span text:style-name="T4"><text:tab/></text:span><text:span text:style-name="T4"><text:tab/></text:span><text:span text:style-name="T9">//</text:span><text:span text:style-name="T9"><text:tab/></text:span><text:span text:style-name="T9"><text:tab/></text:span><text:span text:style-name="T9"><text:tab/></text:span><text:span text:style-name="T9">--&gt; </text:span><text:span text:style-name="T9">소수점 아래 </text:span><text:span text:style-name="T9">3</text:span><text:span text:style-name="T9">째자리에서 반올림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9">// </text:span></text:p>
            <text:p><text:span text:style-name="T4"><text:tab/></text:span><text:span text:style-name="T4"><text:tab/></text:span><text:span text:style-name="T7">Scanner</text:span><text:span text:style-name="T4"> </text:span><text:span text:style-name="T18">sc</text:span><text:span text:style-name="T4"> </text:span><text:span text:style-name="T5">=</text:span><text:span text:style-name="T4"> </text:span><text:span text:style-name="T3">new</text:span><text:span text:style-name="T4"> </text:span><text:span text:style-name="T15">Scanner</text:span><text:span text:style-name="T4"> </text:span><text:span text:style-name="T8">(</text:span><text:span text:style-name="T7">System</text:span><text:span text:style-name="T5">.</text:span><text:span text:style-name="T14">in</text:span><text:span text:style-name="T8">)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9">// 10</text:span><text:span text:style-name="T9">칸을 주고 정수를 입력받아 오른쪽 정렬하여 출력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</text:span><text:span text:style-name="T8">(</text:span><text:span text:style-name="T16">"</text:span><text:span text:style-name="T16">정수입력</text:span><text:span text:style-name="T16">(10</text:span><text:span text:style-name="T16">자리까지</text:span><text:span text:style-name="T16">) : "</text:span><text:span text:style-name="T8">)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3">int</text:span><text:span text:style-name="T4"> </text:span><text:span text:style-name="T11">input</text:span><text:span text:style-name="T4"> </text:span><text:span text:style-name="T5">=</text:span><text:span text:style-name="T4"> </text:span><text:span text:style-name="T17">sc</text:span><text:span text:style-name="T5">.</text:span><text:span text:style-name="T15">nextInt</text:span><text:span text:style-name="T8">()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f</text:span><text:span text:style-name="T8">(</text:span><text:span text:style-name="T16">"%10o\n"</text:span><text:span text:style-name="T5">,</text:span><text:span text:style-name="T4"> </text:span><text:span text:style-name="T17">input</text:span><text:span text:style-name="T8">)</text:span><text:span text:style-name="T5">;</text:span></text:p>
            <text:p><text:span text:style-name="T4"><text:tab/></text:span><text:span text:style-name="T4"><text:tab/></text:span><text:span text:style-name="T9">// %10d : 10</text:span><text:span text:style-name="T9">칸의 정수형 공간</text:span><text:span text:style-name="T9">, </text:span><text:span text:style-name="T9">오른쪽 정렬 출력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8">}</text:span></text:p>
            <text:p><text:span text:style-name="T4">}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8">}</text:span></text:p>
          </table:table-cell>
          <table:table-cell table:style-name="ce8" office:value-type="string" table:number-columns-spanned="1" table:number-rows-spanned="100">
            <text:p><text:span text:style-name="T2">* </text:span><text:span text:style-name="T2">변수와 </text:span><text:span text:style-name="T2">RAM</text:span><text:span text:style-name="T2">메모리의 구조</text:span></text:p>
            <text:p><text:span text:style-name="T2">대표적 </text:span><text:span text:style-name="T2">3</text:span><text:span text:style-name="T2">가지 → </text:span><text:span text:style-name="T2">Static, HEAP, STACK</text:span></text:p>
            <text:p><text:span text:style-name="T2">=&gt; </text:span><text:span text:style-name="T2">변수는 </text:span><text:span text:style-name="T2">STACK</text:span><text:span text:style-name="T2">에 먼저 생성</text:span></text:p>
            <text:p><text:span text:style-name="T2"/></text:p>
          </table:table-cell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/>
          <table:covered-table-cell office:value-type="string">
            <text:p>d</text:p>
          </table:covered-table-cell>
          <table:covered-table-cell/>
        </table:table-row>
      </table:table>
      <table:table table:name="day3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row table:style-name="ro1">
          <table:table-cell table:style-name="ce1" table:number-columns-spanned="3" table:number-rows-spanned="1"/>
          <table:covered-table-cell table:style-name="ce4"/>
          <table:covered-table-cell/>
        </table:table-row>
        <table:table-row table:style-name="ro3">
          <table:table-cell table:style-name="ce6" table:number-columns-spanned="1" table:number-rows-spanned="100"/>
          <table:table-cell table:style-name="ce7" office:value-type="string" table:number-columns-spanned="1" table:number-rows-spanned="100">
            <text:p>* 복합 대입 연산자</text:p>
            <text:p>= 산술연산자 + 대입연산자 표현으로 사용 추천-&gt; 속도</text:p>
            <text:p>→ 사용처 : 점수 누적</text:p>
            <text:p/>
            <text:p>* 삼항연산자가 if문보다 속도 빠름</text:p>
            <text:p/>
            <text:p>* Scanner </text:p>
            <text:p>- NextLine()</text:p>
            <text:p><text:s/>= 입력된 문자열이 있는 버퍼의 첫 번째부터 \n 까지 읽어오기</text:p>
            <text:p/>
            <text:p>- NextInt()</text:p>
            <text:p><text:s/>= 입력된 정수까지 읽어오기 → \n는 버퍼에 남아있게 됨 == Scanner 문제점</text:p>
            <text:p><text:s text:c="2"/></text:p>
            <text:p>- 삼항 연산자</text:p>
            <text:p><text:s/>* 결과값이 들어갈 변수가 String일 때 조건문에 산술연산이 있을 때 </text:p>
            <text:p>(err)<text:span text:style-name="T19"> </text:span><text:span text:style-name="T20">Type mismatch: cannot convert from int to String </text:span></text:p>
            <text:p><text:span text:style-name="T21">에러 발생 </text:span><text:span text:style-name="T21">=&gt; </text:span><text:span text:style-name="T21">조건문에 문자열 리터럴을 추가하면 산술연산 결과가 문자열로 자동 형변환 <text:s/></text:span><text:span text:style-name="T21">&gt;&gt; <text:s text:c="3"/></text:span><text:span text:style-name="T22">+ “ ”</text:span><text:span text:style-name="T21"> <text:s text:c="3"/></text:span></text:p>
            <text:p><text:span text:style-name="T21"/></text:p>
            <text:p><text:span text:style-name="T21">* </text:span><text:span text:style-name="T21">실무에서 금액 계산 시 </text:span><text:span text:style-name="T21">double </text:span><text:span text:style-name="T21">사용 금지</text:span></text:p>
            <text:p><text:span text:style-name="T21">- biginteger / bigdecimal</text:span></text:p>
            <text:p><text:span text:style-name="T21"/></text:p>
            <text:p><text:span text:style-name="T21">* </text:span><text:span text:style-name="T21">제어문</text:span></text:p>
            <text:p><text:span text:style-name="T21">= </text:span><text:span text:style-name="T21">코드의 흐름 제어</text:span></text:p>
            <text:p><text:span text:style-name="T21"/></text:p>
            <text:p><text:span text:style-name="T21">* </text:span><text:span text:style-name="T21">조건문</text:span></text:p>
            <text:p><text:span text:style-name="T21">If </text:span><text:span text:style-name="T21">와 </text:span><text:span text:style-name="T21">switch </text:span><text:span text:style-name="T21">차이 </text:span><text:span text:style-name="T21">: </text:span><text:span text:style-name="T21">조건문의 범위가 </text:span><text:span text:style-name="T21">if </text:span><text:span text:style-name="T21">는 포괄적인 값 </text:span><text:span text:style-name="T21">, switch</text:span><text:span text:style-name="T21">는 딱 떨어지는 값</text:span></text:p>
          </table:table-cell>
          <table:table-cell table:style-name="ce8" table:number-columns-spanned="1" table:number-rows-spanned="100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/>
          <table:covered-table-cell office:value-type="string">
            <text:p>d</text:p>
          </table:covered-table-cell>
          <table:covered-table-cell/>
        </table:table-row>
      </table:table>
      <table:table table:name="day4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row table:style-name="ro1">
          <table:table-cell table:style-name="ce1" table:number-columns-spanned="3" table:number-rows-spanned="1"/>
          <table:covered-table-cell table:style-name="ce4"/>
          <table:covered-table-cell/>
        </table:table-row>
        <table:table-row table:style-name="ro3">
          <table:table-cell table:style-name="ce6" table:number-columns-spanned="1" table:number-rows-spanned="100"/>
          <table:table-cell table:style-name="ce9" office:value-type="string" table:number-columns-spanned="1" table:number-rows-spanned="100">
            <text:p>* 반복문 아래에 조건문</text:p>
            <text:p>*for : 조건식이 만족하는 동안</text:p>
            <text:p>- 초기식 = 반복 회수를 카운트 할 변수</text:p>
            <text:p>- 조건식 = 초기식과 연관지어 만듬. </text:p>
            <text:p>- 증감식 = 초기식에 있는 값을 얼마나 감소시킬지 지정.</text:p>
            <text:p><text:s text:c="2"/>=&gt; ++, –-, +=, -=</text:p>
            <text:p>- 실행 순서 : 초기식 (처음 한번 수행)→ 조건식 (설정한 초기식이 t/f 체크 ) → for문 내부 실행 → 증감식 → 조건식(증감된 값이 조건에 위배되는지 확인) → for문 내부 실행 → 증감식</text:p>
            <text:p>*while : 조건식이 만족하는 동안</text:p>
            <text:p>* java.lang : 자바가 실행될 때 컴파일러가 자동 추가해줌. </text:p>
          </table:table-cell>
          <table:table-cell table:style-name="ce8" table:number-columns-spanned="1" table:number-rows-spanned="100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/>
          <table:covered-table-cell office:value-type="string">
            <text:p>d</text:p>
          </table:covered-table-cell>
          <table:covered-table-cell/>
        </table:table-row>
      </table:table>
      <table:table table:name="day5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row table:style-name="ro1">
          <table:table-cell table:style-name="ce1" table:number-columns-spanned="3" table:number-rows-spanned="1"/>
          <table:covered-table-cell table:style-name="ce4"/>
          <table:covered-table-cell/>
        </table:table-row>
        <table:table-row table:style-name="ro3">
          <table:table-cell table:style-name="ce6" table:number-columns-spanned="1" table:number-rows-spanned="100"/>
          <table:table-cell table:style-name="ce9" office:value-type="string" table:number-columns-spanned="1" table:number-rows-spanned="100">
            <text:p>*while 문 : for문과 다르게 범위 특정이 어려울 때 사용</text:p>
            <text:p>ex) 어느 시점에 끝내야 하는지/ 끝 범위를 제대로 알 수 없는 경우</text:p>
            <text:p/>
            <text:p>*do while문 : do 문은 무조건 한번 실행. </text:p>
            <text:p>ex) 메뉴 출력할 때 사용</text:p>
            <text:p/>
            <text:p>* break 문 : 자신이 포함된 <text:span text:style-name="T23">가장 가까운 반복문</text:span>을 빠져나가는 구문</text:p>
            <text:p/>
            <text:p>* break loop == goto : 코드의 복잡성 늘림. 비사용 지향</text:p>
            <text:p/>
            <text:p>* continue 문 : 아래 부분은 실행하지 않고 반복문 다시 실행</text:p>
            <text:p>- for 문 : 증감식으로 이동</text:p>
            <text:p>- while(do ~ while)문의 경우 조건식으로 이동</text:p>
            <text:p>==&gt; 전체 반복 중에 특정 조건을 만족하는 경우를 제외하고자 할 때 유용</text:p>
            <text:p/>
            <text:p>* 배열 </text:p>
            <text:p>자료형[] 배열명;</text:p>
            <text:p>자료형 배열명[];</text:p>
            <text:p>==&gt; 자료형이 참조형</text:p>
            <text:p>=&gt; 참조형 변수 : 실질적인 값 X, 참조하는 용도.-&gt; 주소값을 가지고 있음</text:p>
            <text:p/>
            <text:p>- </text:p>
          </table:table-cell>
          <table:table-cell table:style-name="ce8" table:number-columns-spanned="1" table:number-rows-spanned="100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/>
          <table:covered-table-cell office:value-type="string">
            <text:p>d</text:p>
          </table:covered-table-cell>
          <table:covered-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¸¼Àº °íµñ" svg:font-family="'¸¼Àº °íµñ'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돋움" style:font-name-asian="돋움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9">2019-10-29</text:date>, <text:time>17:01:19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ghee han</meta:initial-creator>
    <meta:creation-date>2019-10-23T10:21:14.55</meta:creation-date>
    <dc:date>2019-10-29T17:01:19.46</dc:date>
    <dc:creator>songhee han</dc:creator>
    <meta:editing-duration>P1DT11H5M27S</meta:editing-duration>
    <meta:editing-cycles>107</meta:editing-cycles>
    <meta:generator>OpenOffice/4.1.7$Win32 OpenOffice.org_project/417m1$Build-9800</meta:generator>
    <meta:document-statistic meta:table-count="5" meta:cell-count="13" meta:object-count="0"/>
  </office:meta>
</office:document-meta>
</file>